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L298NTruthTable" style:family="table">
      <style:table-properties style:width="25.7cm" table:align="margins"/>
    </style:style>
    <style:style style:name="L298NTruthTable.A" style:family="table-column">
      <style:table-column-properties style:column-width="6.426cm" style:rel-column-width="16383*"/>
    </style:style>
    <style:style style:name="L298NTruth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L298NTruthTable.D1" style:family="table-cell">
      <style:table-cell-properties fo:padding="0.097cm" fo:border="0.05pt solid #000000"/>
    </style:style>
    <style:style style:name="L298NTruthTable.A2" style:family="table-cell">
      <style:table-cell-properties fo:padding="0.097cm" fo:border-left="0.05pt solid #000000" fo:border-right="none" fo:border-top="none" fo:border-bottom="0.05pt solid #000000"/>
    </style:style>
    <style:style style:name="L298NTruth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ChassisInformation" style:family="table">
      <style:table-properties style:width="25.672cm" table:align="left"/>
    </style:style>
    <style:style style:name="ChassisInformation.A" style:family="table-column">
      <style:table-column-properties style:column-width="5.398cm"/>
    </style:style>
    <style:style style:name="ChassisInformation.B" style:family="table-column">
      <style:table-column-properties style:column-width="2.896cm"/>
    </style:style>
    <style:style style:name="ChassisInform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hassisInformation.H1" style:family="table-cell">
      <style:table-cell-properties fo:padding="0.097cm" fo:border="0.05pt solid #000000"/>
    </style:style>
    <style:style style:name="ChassisInformation.A2" style:family="table-cell">
      <style:table-cell-properties fo:padding="0.097cm" fo:border-left="0.05pt solid #000000" fo:border-right="none" fo:border-top="none" fo:border-bottom="0.05pt solid #000000"/>
    </style:style>
    <style:style style:name="ChassisInformation.H2" style:family="table-cell">
      <style:table-cell-properties fo:padding="0.097cm" fo:border-left="0.05pt solid #000000" fo:border-right="0.05pt solid #000000" fo:border-top="none" fo:border-bottom="0.05pt solid #000000"/>
    </style:style>
    <style:style style:name="Pins" style:family="table">
      <style:table-properties style:width="25.7cm" table:align="margins"/>
    </style:style>
    <style:style style:name="Pins.A" style:family="table-column">
      <style:table-column-properties style:column-width="8.567cm" style:rel-column-width="21845*"/>
    </style:style>
    <style:style style:name="Pins.B" style:family="table-column">
      <style:table-column-properties style:column-width="8.567cm" style:rel-column-width="21844*"/>
    </style:style>
    <style:style style:name="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Pins.C1" style:family="table-cell">
      <style:table-cell-properties fo:padding="0.097cm" fo:border="0.05pt solid #000000"/>
    </style:style>
    <style:style style:name="Pins.A2" style:family="table-cell">
      <style:table-cell-properties fo:padding="0.097cm" fo:border-left="0.05pt solid #000000" fo:border-right="none" fo:border-top="none" fo:border-bottom="0.05pt solid #000000"/>
    </style:style>
    <style:style style:name="Pin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f72" officeooo:paragraph-rsid="00184f72"/>
    </style:style>
    <style:style style:name="P2" style:family="paragraph" style:parent-style-name="Table_20_Contents">
      <style:text-properties officeooo:rsid="001bc807" officeooo:paragraph-rsid="001bc807"/>
    </style:style>
    <style:style style:name="P3" style:family="paragraph" style:parent-style-name="Table_20_Contents">
      <style:text-properties officeooo:rsid="001cffbb" officeooo:paragraph-rsid="001cffbb"/>
    </style:style>
    <style:style style:name="P4" style:family="paragraph" style:parent-style-name="Table_20_Contents">
      <style:text-properties officeooo:rsid="001cffbb" officeooo:paragraph-rsid="001d92ac"/>
    </style:style>
    <style:style style:name="P5" style:family="paragraph" style:parent-style-name="Table_20_Contents">
      <style:text-properties officeooo:rsid="001cffbb" officeooo:paragraph-rsid="00203151"/>
    </style:style>
    <style:style style:name="P6" style:family="paragraph" style:parent-style-name="Table_20_Contents">
      <style:text-properties officeooo:rsid="001d92ac" officeooo:paragraph-rsid="001d92ac"/>
    </style:style>
    <style:style style:name="P7" style:family="paragraph" style:parent-style-name="Standard">
      <style:text-properties officeooo:rsid="001a13d5" officeooo:paragraph-rsid="001bc807"/>
    </style:style>
    <style:style style:name="P8" style:family="paragraph" style:parent-style-name="Standard">
      <style:text-properties officeooo:rsid="001bc807" officeooo:paragraph-rsid="001bc807"/>
    </style:style>
    <style:style style:name="P9" style:family="paragraph" style:parent-style-name="Table_20_Heading">
      <style:text-properties officeooo:rsid="00184f72" officeooo:paragraph-rsid="00184f72"/>
    </style:style>
    <style:style style:name="T1" style:family="text">
      <style:text-properties officeooo:rsid="00184f72"/>
    </style:style>
    <style:style style:name="T2" style:family="text">
      <style:text-properties officeooo:rsid="001cffbb"/>
    </style:style>
    <style:style style:name="T3" style:family="text">
      <style:text-properties officeooo:rsid="002031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298N Dual H Bridge Truth Table</text:h>
      <table:table table:name="L298NTruthTable" table:style-name="L298NTruthTable">
        <table:table-column table:style-name="L298NTruthTable.A" table:number-columns-repeated="4"/>
        <table:table-header-rows>
          <table:table-row>
            <table:table-cell table:style-name="L298NTruthTable.A1" office:value-type="string">
              <text:p text:style-name="P9">ENA / ENB</text:p>
            </table:table-cell>
            <table:table-cell table:style-name="L298NTruthTable.A1" office:value-type="string">
              <text:p text:style-name="P9">IN1 / IN3</text:p>
            </table:table-cell>
            <table:table-cell table:style-name="L298NTruthTable.A1" office:value-type="string">
              <text:p text:style-name="P9">IN2 / IN4</text:p>
            </table:table-cell>
            <table:table-cell table:style-name="L298NTruthTable.D1" office:value-type="string">
              <text:p text:style-name="P9">Motor State</text:p>
            </table:table-cell>
          </table:table-row>
        </table:table-header-rows>
        <table:table-row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D2" office:value-type="string">
            <text:p text:style-name="P1">Off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ast Stop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Reverse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orwards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Fast Stop</text:p>
          </table:table-cell>
        </table:table-row>
      </table:table>
      <text:h text:style-name="Heading_20_1" text:outline-level="1">Chassis Information</text:h>
      <table:table table:name="ChassisInformation" table:style-name="ChassisInformation">
        <table:table-column table:style-name="ChassisInformation.A"/>
        <table:table-column table:style-name="ChassisInformation.B" table:number-columns-repeated="7"/>
        <table:table-row>
          <table:table-cell table:style-name="ChassisInformation.A1" office:value-type="string">
            <text:p text:style-name="P8">Chassis number</text:p>
          </table:table-cell>
          <table:table-cell table:style-name="ChassisInformation.A1" office:value-type="string">
            <text:p text:style-name="P2">1</text:p>
          </table:table-cell>
          <table:table-cell table:style-name="ChassisInformation.A1" office:value-type="string">
            <text:p text:style-name="P2">2</text:p>
          </table:table-cell>
          <table:table-cell table:style-name="ChassisInformation.A1" office:value-type="string">
            <text:p text:style-name="P2">3</text:p>
          </table:table-cell>
          <table:table-cell table:style-name="ChassisInformation.A1" office:value-type="string">
            <text:p text:style-name="P2">4</text:p>
          </table:table-cell>
          <table:table-cell table:style-name="ChassisInformation.A1" office:value-type="string">
            <text:p text:style-name="P2">5</text:p>
          </table:table-cell>
          <table:table-cell table:style-name="ChassisInformation.A1" office:value-type="string">
            <text:p text:style-name="P2">6</text:p>
          </table:table-cell>
          <table:table-cell table:style-name="ChassisInformation.H1" office:value-type="string">
            <text:p text:style-name="P2">7</text:p>
          </table:table-cell>
        </table:table-row>
        <table:table-row>
          <table:table-cell table:style-name="ChassisInformation.A2" office:value-type="string">
            <text:p text:style-name="P8">Chassis nam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Drive wheel teeth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H2" office:value-type="string">
            <text:p text:style-name="P2">20</text:p>
          </table:table-cell>
        </table:table-row>
        <table:table-row>
          <table:table-cell table:style-name="ChassisInformation.A2" office:value-type="string">
            <text:p text:style-name="P7">20 teeth worth of drive track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H2" office:value-type="string">
            <text:p text:style-name="P2">16.2cm</text:p>
          </table:table-cell>
        </table:table-row>
        <table:table-row>
          <table:table-cell table:style-name="ChassisInformation.A2" office:value-type="string">
            <text:p text:style-name="P7">Lef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Lef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Lef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Righ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</table:table>
      <text:h text:style-name="Heading_20_1" text:outline-level="1"><text:soft-page-break/>Pins</text:h>
      <table:table table:name="Pins" table:style-name="Pins">
        <table:table-column table:style-name="Pins.A"/>
        <table:table-column table:style-name="Pins.B"/>
        <table:table-column table:style-name="Pins.A"/>
        <table:table-row>
          <table:table-cell table:style-name="Pins.A1" office:value-type="string">
            <text:p text:style-name="P2">D0</text:p>
          </table:table-cell>
          <table:table-cell table:style-name="Pins.A1" office:value-type="string">
            <text:p text:style-name="P3">Serial Rx</text:p>
          </table:table-cell>
          <table:table-cell table:style-name="Pins.C1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1</text:p>
          </table:table-cell>
          <table:table-cell table:style-name="Pins.A2" office:value-type="string">
            <text:p text:style-name="P3">Serial Tx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2 <text:span text:style-name="T2">(Interrupt pin)</text:span></text:p>
          </table:table-cell>
          <table:table-cell table:style-name="Pins.A2" office:value-type="string">
            <text:p text:style-name="P3">Right hall effects</text:p>
          </table:table-cell>
          <table:table-cell table:style-name="Pins.C2" office:value-type="string">
            <text:p text:style-name="P5">Input <text:span text:style-name="T3">(requires internal pull ups to be enabled)</text:span></text:p>
          </table:table-cell>
        </table:table-row>
        <table:table-row>
          <table:table-cell table:style-name="Pins.A2" office:value-type="string">
            <text:p text:style-name="P2">D3 <text:span text:style-name="T2">(Interrupt pin)</text:span></text:p>
          </table:table-cell>
          <table:table-cell table:style-name="Pins.A2" office:value-type="string">
            <text:p text:style-name="P3">Left hall effects</text:p>
          </table:table-cell>
          <table:table-cell table:style-name="Pins.C2" office:value-type="string">
            <text:p text:style-name="P5">Input <text:span text:style-name="T3">(requires internal pull ups to be enabled)</text:span></text:p>
          </table:table-cell>
        </table:table-row>
        <table:table-row>
          <table:table-cell table:style-name="Pins.A2" office:value-type="string">
            <text:p text:style-name="P2">D4</text:p>
          </table:table-cell>
          <table:table-cell table:style-name="Pins.A2" office:value-type="string">
            <text:p text:style-name="P3">Ultrasonic Forward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5</text:p>
          </table:table-cell>
          <table:table-cell table:style-name="Pins.A2" office:value-type="string">
            <text:p text:style-name="P3">Ultrasonic Forward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6 <text:span text:style-name="T2">(PWM)</text:span></text:p>
          </table:table-cell>
          <table:table-cell table:style-name="Pins.A2" office:value-type="string">
            <text:p text:style-name="P3">Servo</text:p>
          </table:table-cell>
          <table:table-cell table:style-name="Pins.C2" office:value-type="string">
            <text:p text:style-name="P3">Analogue Output</text:p>
          </table:table-cell>
        </table:table-row>
        <table:table-row>
          <table:table-cell table:style-name="Pins.A2" office:value-type="string">
            <text:p text:style-name="P2">D7</text:p>
          </table:table-cell>
          <table:table-cell table:style-name="Pins.A2" office:value-type="string">
            <text:p text:style-name="P3">IN4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8</text:p>
          </table:table-cell>
          <table:table-cell table:style-name="Pins.A2" office:value-type="string">
            <text:p text:style-name="P3">IN3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9</text:p>
          </table:table-cell>
          <table:table-cell table:style-name="Pins.A2" office:value-type="string">
            <text:p text:style-name="P3">ENB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0</text:p>
          </table:table-cell>
          <table:table-cell table:style-name="Pins.A2" office:value-type="string">
            <text:p text:style-name="P3">ENA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1</text:p>
          </table:table-cell>
          <table:table-cell table:style-name="Pins.A2" office:value-type="string">
            <text:p text:style-name="P3">IN2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2</text:p>
          </table:table-cell>
          <table:table-cell table:style-name="Pins.A2" office:value-type="string">
            <text:p text:style-name="P3">IN1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3</text:p>
          </table:table-cell>
          <table:table-cell table:style-name="Pins.A2" office:value-type="string">
            <text:p text:style-name="P3">Ultrasonic Down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0 / D14</text:p>
          </table:table-cell>
          <table:table-cell table:style-name="Pins.A2" office:value-type="string">
            <text:p text:style-name="P3">Lef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1 / D15</text:p>
          </table:table-cell>
          <table:table-cell table:style-name="Pins.A2" office:value-type="string">
            <text:p text:style-name="P3">Righ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2 / D16</text:p>
          </table:table-cell>
          <table:table-cell table:style-name="Pins.A2" office:value-type="string">
            <text:p text:style-name="P3">Right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3 / D17</text:p>
          </table:table-cell>
          <table:table-cell table:style-name="Pins.A2" office:value-type="string">
            <text:p text:style-name="P3">Ultrasonic Down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4 / D18</text:p>
          </table:table-cell>
          <table:table-cell table:style-name="Pins.A2" office:value-type="string">
            <text:p text:style-name="P3">I2C SDA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5 / D19</text:p>
          </table:table-cell>
          <table:table-cell table:style-name="Pins.A2" office:value-type="string">
            <text:p text:style-name="P3">I2C SCL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6</text:p>
          </table:table-cell>
          <table:table-cell table:style-name="Pins.A2" office:value-type="string">
            <text:p text:style-name="P3">Middle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7</text:p>
          </table:table-cell>
          <table:table-cell table:style-name="Pins.A2" office:value-type="string">
            <text:p text:style-name="P3">Left LDR</text:p>
          </table:table-cell>
          <table:table-cell table:style-name="Pins.C2" office:value-type="string">
            <text:p text:style-name="P6">Analogue Inpu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23:17:35.657159042</meta:creation-date>
    <dc:date>2020-07-27T00:41:03.655886496</dc:date>
    <meta:editing-duration>PT21M45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2" meta:paragraph-count="124" meta:word-count="234" meta:character-count="1030" meta:non-whitespace-character-count="920"/>
  </office:meta>
</office:document-meta>
</file>